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1000001930000008D0A797014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7.93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8.195cm" svg:x="1.4cm" svg:y="0.707cm" presentation:class="subtitle" presentation:user-transformed="true">
          <draw:text-box>
            <text:p/>
            <text:p/>
            <text:p/>
            <text:p/>
            <text:p/>
            <text:p/>
            <text:p>Scalable Assessment of</text:p>
            <text:p>Wiki-based Collaborative Assignments</text:p>
            <text:p/>
            <text:p/>
            <text:p/>
            <text:p/>
            <text:p/>
            <text:p text:style-name="P1"><text:span text:style-name="T1">Manuel Palomo-Duarte</text:span></text:p>
            <text:p text:style-name="P1"><text:span text:style-name="T1">University of Cadiz (Spai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Wikis assignments</text:p>
              </text:list-item>
              <text:list-item>
                <text:p>Assessment of wiki assignments</text:p>
                <text:list>
                  <text:list-item>
                    <text:p>Quantitative approach</text:p>
                  </text:list-item>
                  <text:list-item>
                    <text:p>Qualitative approach</text:p>
                  </text:list-item>
                </text:list>
              </text:list-item>
              <text:list-item>
                <text:p>Conclusion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Qualitative approach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draw:frame presentation:style-name="pr6" draw:layer="layout" svg:width="25.199cm" svg:height="17.935cm" svg:x="1.4cm" svg:y="0.837cm" presentation:class="subtitle">
          <draw:text-box>
            <text:p>Thank you for your attention</text:p>
            <text:p><text:span text:style-name="T2">Questions?</text:span></text:p>
          </draw:text-box>
        </draw:frame>
        <draw:frame draw:style-name="gr2" draw:text-style-name="P2" draw:layer="layout" svg:width="6.4cm" svg:height="2.391cm" svg:x="20.4cm" svg:y="17.2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2-11T18:19:26</meta:creation-date>
    <meta:editing-duration>PT15M31S</meta:editing-duration>
    <meta:editing-cycles>2</meta:editing-cycles>
    <dc:date>2014-02-11T18:34:52</dc:date>
    <dc:creator>Manuel Duarte</dc:creator>
    <meta:document-statistic meta:object-count="60"/>
    <meta:generator>LibreOffice/3.3$Unix LibreOffice_project/330m19$Build-401</meta:generator>
  </office:meta>
</office:document-meta>
</file>